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text-properties fo:font-weight="bold" style:font-weight-asian="bold" style:font-weight-complex="bold"/>
    </style:style>
    <style:style style:name="T5" style:parent-style-name="Standardskriftforavsnit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office:automatic-styles>
  <office:body>
    <office:text text:use-soft-page-breaks="true">
      <text:p text:style-name="P1">Programmeringsspråk</text:p>
      <text:p text:style-name="P2">Øving 4</text:p>
      <text:p text:style-name="P3">av Marte Løge, Marthe Bekkevold og Agnethe Søraa</text:p>
      <text:p text:style-name="Standard"/>
      <text:p text:style-name="P4">Oppgave 1)</text:p>
      <text:p text:style-name="Standard"><text:span text:style-name="T5">a)</text:span><text:s/>For å besvare dette spørsmålet kommer vi inn på «producer/consumer stream communication».</text:p>
      <text:p text:style-name="Standard">En stream er en «uendelig liste», noe som betyr at halen er en ubunden «variabel» der listen kan bygges videre. Dette konseptet blir ofte laget i tråder. En tråd for<text:s/>producer og en for consumer.</text:p>
      <text:p text:style-name="Standard">Producer lager strømmen, mens consumer leser strømmen.</text:p>
      <text:p text:style-name="Standard"/>
      <text:p text:style-name="Standard">Når man skal ha tak i det N'te tallet i en strøm så vil consumer lese av tall fortløpende når producer lager strømmen. Man kommer seg ikke uten å si at dataflow spiller<text:s/>en viktig rolle her, det prinsippet at når man leser av en ubundet variabel så venter den til den har fått tilegnet en verdi (consumer venter på producer til å tilegne avleste variabelen en verdi).</text:p>
      <text:p text:style-name="Standard"/>
      <text:p text:style-name="P6">b)</text:p>
      <text:p text:style-name="Standard">Forskjellen på en liste og en strøm er at en liste er en endelig sekvens, mens en strøm er en «uendelig» liste. Det at strømmen er en «uendelig liste» menes at den ikke har en bestemt lengde og kan bygges ut.</text:p>
      <text:p text:style-name="Standard"><text:bookmark-start text:name="_GoBack"/><text:bookmark-end text:name="_GoBack"/></text:p>
      <text:p text:style-name="P7">c)</text:p>
      <text:p text:style-name="Standard">// unntak og lat utførelse --&gt; Hva skjer d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te Løge</meta:initial-creator>
    <dc:creator>Marthe</dc:creator>
    <meta:creation-date>2012-10-02T12:28:00Z</meta:creation-date>
    <dc:date>2012-10-02T14:08:00Z</dc:date>
    <meta:template xlink:href="Normal" xlink:type="simple"/>
    <meta:editing-cycles>5</meta:editing-cycles>
    <meta:editing-duration>PT960S</meta:editing-duration>
    <meta:document-statistic meta:page-count="1" meta:paragraph-count="2" meta:word-count="168" meta:character-count="1061" meta:row-count="7" meta:non-whitespace-character-count="895"/>
  </office:meta>
</office:document-meta>
</file>